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434cm" style:use-optimal-column-width="false"/>
    </style:style>
    <style:style style:name="co2" style:family="table-column">
      <style:table-column-properties style:column-width="2.251cm" style:use-optimal-column-width="false"/>
    </style:style>
    <style:style style:name="ro1" style:family="table-row">
      <style:table-row-properties style:row-height="0.634cm"/>
    </style:style>
    <style:style style:name="ro2" style:family="table-row">
      <style:table-row-properties style:row-height="0.579cm"/>
    </style:style>
    <style:style style:name="ro3" style:family="table-row">
      <style:table-row-properties style:row-height="0.897cm"/>
    </style:style>
    <style:style style:name="ro4" style:family="table-row">
      <style:table-row-properties style:row-height="1.215cm"/>
    </style:style>
    <style:style style:name="ce1" style:family="table-cell">
      <loext:graphic-properties draw:textarea-vertical-align="middle"/>
      <style:paragraph-properties fo:text-align="center" style:text-autospace="none"/>
      <style:text-properties fo:font-size="8pt" style:font-size-asian="8pt" style:font-size-complex="8pt"/>
    </style:style>
    <style:style style:name="ce2" style:family="table-cell">
      <loext:graphic-properties draw:textarea-vertical-align="middle"/>
      <style:paragraph-properties fo:text-align="center"/>
      <style:text-properties fo:font-size="8pt" style:font-size-asian="8pt" style:font-size-complex="8pt"/>
    </style:style>
    <style:style style:name="P1" style:family="paragraph">
      <style:paragraph-properties fo:text-align="center" style:text-autospace="none"/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8.062cm" svg:height="26.909cm" svg:x="-0.063cm" svg:y="0.0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一</text:p>
              </table:table-cell>
              <table:table-cell>
                <text:p text:style-name="P1">丨</text:p>
              </table:table-cell>
              <table:table-cell>
                <text:p text:style-name="P1">丶</text:p>
              </table:table-cell>
              <table:table-cell>
                <text:p text:style-name="P1">丿</text:p>
              </table:table-cell>
              <table:table-cell>
                <text:p text:style-name="P1">乙</text:p>
              </table:table-cell>
              <table:table-cell>
                <text:p text:style-name="P1">亅</text:p>
              </table:table-cell>
              <table:table-cell>
                <text:p text:style-name="P1">2</text:p>
              </table:table-cell>
              <table:table-cell>
                <text:p text:style-name="P1">二</text:p>
              </table:table-cell>
              <table:table-cell>
                <text:p text:style-name="P1">亠</text:p>
              </table:table-cell>
              <table:table-cell>
                <text:p text:style-name="P1">人</text:p>
              </table:table-cell>
              <table:table-cell>
                <text:p text:style-name="P1">儿</text:p>
              </table:table-cell>
              <table:table-cell>
                <text:p text:style-name="P1">入</text:p>
              </table:table-cell>
              <table:table-cell>
                <text:p text:style-name="P1">八</text:p>
              </table:table-cell>
              <table:table-cell>
                <text:p text:style-name="P1">冂</text:p>
              </table:table-cell>
              <table:table-cell>
                <text:p text:style-name="P1">冖</text:p>
              </table:table-cell>
              <table:table-cell>
                <text:p text:style-name="P1">冫</text:p>
              </table:table-cell>
              <table:table-cell>
                <text:p text:style-name="P1">几</text:p>
              </table:table-cell>
              <table:table-cell>
                <text:p text:style-name="P1">凵</text:p>
              </table:table-cell>
            </table:table-row>
            <table:table-row table:style-name="ro2" table:default-cell-style-name="ce1">
              <table:table-cell table:style-name="ce2"/>
              <table:table-cell>
                <text:p text:style-name="P1">yī</text:p>
              </table:table-cell>
              <table:table-cell>
                <text:p text:style-name="P1">gǔn</text:p>
              </table:table-cell>
              <table:table-cell>
                <text:p text:style-name="P1">zhǔ</text:p>
              </table:table-cell>
              <table:table-cell>
                <text:p text:style-name="P1">piě</text:p>
              </table:table-cell>
              <table:table-cell>
                <text:p text:style-name="P1">yǐ</text:p>
              </table:table-cell>
              <table:table-cell>
                <text:p text:style-name="P1">jué</text:p>
              </table:table-cell>
              <table:table-cell table:style-name="ce2"/>
              <table:table-cell>
                <text:p text:style-name="P1">èr</text:p>
              </table:table-cell>
              <table:table-cell>
                <text:p text:style-name="P1">tóu</text:p>
              </table:table-cell>
              <table:table-cell>
                <text:p text:style-name="P1">rén</text:p>
              </table:table-cell>
              <table:table-cell>
                <text:p text:style-name="P1">ér</text:p>
              </table:table-cell>
              <table:table-cell>
                <text:p text:style-name="P1">rù</text:p>
              </table:table-cell>
              <table:table-cell>
                <text:p text:style-name="P1">bā</text:p>
              </table:table-cell>
              <table:table-cell>
                <text:p text:style-name="P1">jiōng</text:p>
              </table:table-cell>
              <table:table-cell>
                <text:p text:style-name="P1">mì</text:p>
              </table:table-cell>
              <table:table-cell>
                <text:p text:style-name="P1">bīng</text:p>
              </table:table-cell>
              <table:table-cell>
                <text:p text:style-name="P1">jī</text:p>
              </table:table-cell>
              <table:table-cell>
                <text:p text:style-name="P1">kǎn</text:p>
              </table:table-cell>
            </table:table-row>
            <table:table-row table:style-name="ro3" table:default-cell-style-name="ce1">
              <table:table-cell table:style-name="ce2"/>
              <table:table-cell>
                <text:p text:style-name="P1">one</text:p>
              </table:table-cell>
              <table:table-cell>
                <text:p text:style-name="P1">line</text:p>
              </table:table-cell>
              <table:table-cell>
                <text:p text:style-name="P1">dot</text:p>
              </table:table-cell>
              <table:table-cell>
                <text:p text:style-name="P1">slash</text:p>
              </table:table-cell>
              <table:table-cell>
                <text:p text:style-name="P1">second</text:p>
              </table:table-cell>
              <table:table-cell>
                <text:p text:style-name="P1">hook</text:p>
              </table:table-cell>
              <table:table-cell table:style-name="ce2"/>
              <table:table-cell>
                <text:p text:style-name="P1">two</text:p>
              </table:table-cell>
              <table:table-cell>
                <text:p text:style-name="P1">lid</text:p>
              </table:table-cell>
              <table:table-cell>
                <text:p text:style-name="P1">man</text:p>
              </table:table-cell>
              <table:table-cell>
                <text:p text:style-name="P1">son, legs</text:p>
              </table:table-cell>
              <table:table-cell>
                <text:p text:style-name="P1">enter</text:p>
              </table:table-cell>
              <table:table-cell>
                <text:p text:style-name="P1">eight</text:p>
              </table:table-cell>
              <table:table-cell>
                <text:p text:style-name="P1">wide</text:p>
              </table:table-cell>
              <table:table-cell>
                <text:p text:style-name="P1">cloth cover</text:p>
              </table:table-cell>
              <table:table-cell>
                <text:p text:style-name="P1">ice</text:p>
              </table:table-cell>
              <table:table-cell>
                <text:p text:style-name="P1">table</text:p>
              </table:table-cell>
              <table:table-cell>
                <text:p text:style-name="P1">receptacle</text:p>
              </table:table-cell>
            </table:table-row>
            <table:table-row table:style-name="ro1" table:default-cell-style-name="ce1">
              <table:table-cell>
                <text:p text:style-name="P1">刀</text:p>
              </table:table-cell>
              <table:table-cell>
                <text:p text:style-name="P1">力</text:p>
              </table:table-cell>
              <table:table-cell>
                <text:p text:style-name="P1">勹</text:p>
              </table:table-cell>
              <table:table-cell>
                <text:p text:style-name="P1">匕</text:p>
              </table:table-cell>
              <table:table-cell>
                <text:p text:style-name="P1">匚</text:p>
              </table:table-cell>
              <table:table-cell>
                <text:p text:style-name="P1">匸</text:p>
              </table:table-cell>
              <table:table-cell>
                <text:p text:style-name="P1">十</text:p>
              </table:table-cell>
              <table:table-cell>
                <text:p text:style-name="P1">卜</text:p>
              </table:table-cell>
              <table:table-cell>
                <text:p text:style-name="P1">卩</text:p>
              </table:table-cell>
              <table:table-cell>
                <text:p text:style-name="P1">厂</text:p>
              </table:table-cell>
              <table:table-cell>
                <text:p text:style-name="P1">厶</text:p>
              </table:table-cell>
              <table:table-cell>
                <text:p text:style-name="P1">又</text:p>
              </table:table-cell>
              <table:table-cell>
                <text:p text:style-name="P1">3</text:p>
              </table:table-cell>
              <table:table-cell>
                <text:p text:style-name="P1">口</text:p>
              </table:table-cell>
              <table:table-cell>
                <text:p text:style-name="P1">囗</text:p>
              </table:table-cell>
              <table:table-cell>
                <text:p text:style-name="P1">土</text:p>
              </table:table-cell>
              <table:table-cell>
                <text:p text:style-name="P1">士</text:p>
              </table:table-cell>
              <table:table-cell>
                <text:p text:style-name="P1">夂</text:p>
              </table:table-cell>
              <table:table-cell>
                <text:p text:style-name="P1">夊</text:p>
              </table:table-cell>
            </table:table-row>
            <table:table-row table:style-name="ro2" table:default-cell-style-name="ce1">
              <table:table-cell>
                <text:p text:style-name="P1">dāo</text:p>
              </table:table-cell>
              <table:table-cell>
                <text:p text:style-name="P1">lì</text:p>
              </table:table-cell>
              <table:table-cell>
                <text:p text:style-name="P1">bāo</text:p>
              </table:table-cell>
              <table:table-cell>
                <text:p text:style-name="P1">bǐ</text:p>
              </table:table-cell>
              <table:table-cell>
                <text:p text:style-name="P1">fāng</text:p>
              </table:table-cell>
              <table:table-cell>
                <text:p text:style-name="P1">xǐ/xì</text:p>
              </table:table-cell>
              <table:table-cell>
                <text:p text:style-name="P1">shí</text:p>
              </table:table-cell>
              <table:table-cell>
                <text:p text:style-name="P1">bǔ</text:p>
              </table:table-cell>
              <table:table-cell>
                <text:p text:style-name="P1">jié</text:p>
              </table:table-cell>
              <table:table-cell>
                <text:p text:style-name="P1">hǎn[1]</text:p>
              </table:table-cell>
              <table:table-cell>
                <text:p text:style-name="P1">sī</text:p>
              </table:table-cell>
              <table:table-cell>
                <text:p text:style-name="P1">yòu</text:p>
              </table:table-cell>
              <table:table-cell table:style-name="ce2"/>
              <table:table-cell>
                <text:p text:style-name="P1">kǒu</text:p>
              </table:table-cell>
              <table:table-cell>
                <text:p text:style-name="P1">wéi</text:p>
              </table:table-cell>
              <table:table-cell>
                <text:p text:style-name="P1">tǔ</text:p>
              </table:table-cell>
              <table:table-cell>
                <text:p text:style-name="P1">shì</text:p>
              </table:table-cell>
              <table:table-cell>
                <text:p text:style-name="P1">zhǐ</text:p>
              </table:table-cell>
              <table:table-cell>
                <text:p text:style-name="P1">suī</text:p>
              </table:table-cell>
            </table:table-row>
            <table:table-row table:style-name="ro4" table:default-cell-style-name="ce1">
              <table:table-cell>
                <text:p text:style-name="P1">knife</text:p>
              </table:table-cell>
              <table:table-cell>
                <text:p text:style-name="P1">power</text:p>
              </table:table-cell>
              <table:table-cell>
                <text:p text:style-name="P1">wrap</text:p>
              </table:table-cell>
              <table:table-cell>
                <text:p text:style-name="P1">spoon</text:p>
              </table:table-cell>
              <table:table-cell>
                <text:p text:style-name="P1">box</text:p>
              </table:table-cell>
              <table:table-cell>
                <text:p text:style-name="P1">hiding enclosure</text:p>
              </table:table-cell>
              <table:table-cell>
                <text:p text:style-name="P1">ten</text:p>
              </table:table-cell>
              <table:table-cell>
                <text:p text:style-name="P1">divination</text:p>
              </table:table-cell>
              <table:table-cell>
                <text:p text:style-name="P1">seal (device)</text:p>
              </table:table-cell>
              <table:table-cell>
                <text:p text:style-name="P1">cliff</text:p>
              </table:table-cell>
              <table:table-cell>
                <text:p text:style-name="P1">private</text:p>
              </table:table-cell>
              <table:table-cell>
                <text:p text:style-name="P1">again</text:p>
              </table:table-cell>
              <table:table-cell table:style-name="ce2"/>
              <table:table-cell>
                <text:p text:style-name="P1">mouth</text:p>
              </table:table-cell>
              <table:table-cell>
                <text:p text:style-name="P1">enclosure</text:p>
              </table:table-cell>
              <table:table-cell>
                <text:p text:style-name="P1">earth</text:p>
              </table:table-cell>
              <table:table-cell>
                <text:p text:style-name="P1">scholar</text:p>
              </table:table-cell>
              <table:table-cell>
                <text:p text:style-name="P1">go</text:p>
              </table:table-cell>
              <table:table-cell>
                <text:p text:style-name="P1">go slowly</text:p>
              </table:table-cell>
            </table:table-row>
            <table:table-row table:style-name="ro1" table:default-cell-style-name="ce1">
              <table:table-cell>
                <text:p text:style-name="P1">夕</text:p>
              </table:table-cell>
              <table:table-cell>
                <text:p text:style-name="P1">大</text:p>
              </table:table-cell>
              <table:table-cell>
                <text:p text:style-name="P1">女</text:p>
              </table:table-cell>
              <table:table-cell>
                <text:p text:style-name="P1">子</text:p>
              </table:table-cell>
              <table:table-cell>
                <text:p text:style-name="P1">宀</text:p>
              </table:table-cell>
              <table:table-cell>
                <text:p text:style-name="P1">寸</text:p>
              </table:table-cell>
              <table:table-cell>
                <text:p text:style-name="P1">小</text:p>
              </table:table-cell>
              <table:table-cell>
                <text:p text:style-name="P1">尢</text:p>
              </table:table-cell>
              <table:table-cell>
                <text:p text:style-name="P1">尸</text:p>
              </table:table-cell>
              <table:table-cell>
                <text:p text:style-name="P1">屮</text:p>
              </table:table-cell>
              <table:table-cell>
                <text:p text:style-name="P1">山</text:p>
              </table:table-cell>
              <table:table-cell>
                <text:p text:style-name="P1">巛</text:p>
              </table:table-cell>
              <table:table-cell>
                <text:p text:style-name="P1">工</text:p>
              </table:table-cell>
              <table:table-cell>
                <text:p text:style-name="P1">己</text:p>
              </table:table-cell>
              <table:table-cell>
                <text:p text:style-name="P1">巾</text:p>
              </table:table-cell>
              <table:table-cell>
                <text:p text:style-name="P1">干</text:p>
              </table:table-cell>
              <table:table-cell>
                <text:p text:style-name="P1">幺</text:p>
              </table:table-cell>
              <table:table-cell>
                <text:p text:style-name="P1">广</text:p>
              </table:table-cell>
              <table:table-cell>
                <text:p text:style-name="P1">廴</text:p>
              </table:table-cell>
            </table:table-row>
            <table:table-row table:style-name="ro2" table:default-cell-style-name="ce1">
              <table:table-cell>
                <text:p text:style-name="P1">xī</text:p>
              </table:table-cell>
              <table:table-cell>
                <text:p text:style-name="P1">dà</text:p>
              </table:table-cell>
              <table:table-cell>
                <text:p text:style-name="P1">nǚ</text:p>
              </table:table-cell>
              <table:table-cell>
                <text:p text:style-name="P1">zǐ</text:p>
              </table:table-cell>
              <table:table-cell>
                <text:p text:style-name="P1">mián</text:p>
              </table:table-cell>
              <table:table-cell>
                <text:p text:style-name="P1">cùn</text:p>
              </table:table-cell>
              <table:table-cell>
                <text:p text:style-name="P1">xiǎo</text:p>
              </table:table-cell>
              <table:table-cell>
                <text:p text:style-name="P1">wāng</text:p>
              </table:table-cell>
              <table:table-cell>
                <text:p text:style-name="P1">shī</text:p>
              </table:table-cell>
              <table:table-cell>
                <text:p text:style-name="P1">chè</text:p>
              </table:table-cell>
              <table:table-cell>
                <text:p text:style-name="P1">shān</text:p>
              </table:table-cell>
              <table:table-cell>
                <text:p text:style-name="P1">chuān</text:p>
              </table:table-cell>
              <table:table-cell>
                <text:p text:style-name="P1">gōng</text:p>
              </table:table-cell>
              <table:table-cell>
                <text:p text:style-name="P1">jǐ</text:p>
              </table:table-cell>
              <table:table-cell>
                <text:p text:style-name="P1">jīn</text:p>
              </table:table-cell>
              <table:table-cell>
                <text:p text:style-name="P1">gān</text:p>
              </table:table-cell>
              <table:table-cell>
                <text:p text:style-name="P1">yāo</text:p>
              </table:table-cell>
              <table:table-cell>
                <text:p text:style-name="P1">guǎng</text:p>
              </table:table-cell>
              <table:table-cell>
                <text:p text:style-name="P1">yǐn</text:p>
              </table:table-cell>
            </table:table-row>
            <table:table-row table:style-name="ro3" table:default-cell-style-name="ce1">
              <table:table-cell>
                <text:p text:style-name="P1">evening</text:p>
              </table:table-cell>
              <table:table-cell>
                <text:p text:style-name="P1">big</text:p>
              </table:table-cell>
              <table:table-cell>
                <text:p text:style-name="P1">woman</text:p>
              </table:table-cell>
              <table:table-cell>
                <text:p text:style-name="P1">child</text:p>
              </table:table-cell>
              <table:table-cell>
                <text:p text:style-name="P1">roof</text:p>
              </table:table-cell>
              <table:table-cell>
                <text:p text:style-name="P1">inch</text:p>
              </table:table-cell>
              <table:table-cell>
                <text:p text:style-name="P1">small</text:p>
              </table:table-cell>
              <table:table-cell>
                <text:p text:style-name="P1">lame</text:p>
              </table:table-cell>
              <table:table-cell>
                <text:p text:style-name="P1">corpse</text:p>
              </table:table-cell>
              <table:table-cell>
                <text:p text:style-name="P1">sprout</text:p>
              </table:table-cell>
              <table:table-cell>
                <text:p text:style-name="P1">mountain</text:p>
              </table:table-cell>
              <table:table-cell>
                <text:p text:style-name="P1">river</text:p>
              </table:table-cell>
              <table:table-cell>
                <text:p text:style-name="P1">work</text:p>
              </table:table-cell>
              <table:table-cell>
                <text:p text:style-name="P1">oneself</text:p>
              </table:table-cell>
              <table:table-cell>
                <text:p text:style-name="P1">turban</text:p>
              </table:table-cell>
              <table:table-cell>
                <text:p text:style-name="P1">dry</text:p>
              </table:table-cell>
              <table:table-cell>
                <text:p text:style-name="P1">short thread</text:p>
              </table:table-cell>
              <table:table-cell>
                <text:p text:style-name="P1">dotted cliff</text:p>
              </table:table-cell>
              <table:table-cell>
                <text:p text:style-name="P1">long stride</text:p>
              </table:table-cell>
            </table:table-row>
            <table:table-row table:style-name="ro1" table:default-cell-style-name="ce1">
              <table:table-cell>
                <text:p text:style-name="P1">廾</text:p>
              </table:table-cell>
              <table:table-cell>
                <text:p text:style-name="P1">弋</text:p>
              </table:table-cell>
              <table:table-cell>
                <text:p text:style-name="P1">弓</text:p>
              </table:table-cell>
              <table:table-cell>
                <text:p text:style-name="P1">彐</text:p>
              </table:table-cell>
              <table:table-cell>
                <text:p text:style-name="P1">彡</text:p>
              </table:table-cell>
              <table:table-cell>
                <text:p text:style-name="P1">彳</text:p>
              </table:table-cell>
              <table:table-cell>
                <text:p text:style-name="P1">4</text:p>
              </table:table-cell>
              <table:table-cell>
                <text:p text:style-name="P1">心</text:p>
              </table:table-cell>
              <table:table-cell>
                <text:p text:style-name="P1">戈</text:p>
              </table:table-cell>
              <table:table-cell>
                <text:p text:style-name="P1">戶</text:p>
              </table:table-cell>
              <table:table-cell>
                <text:p text:style-name="P1">手</text:p>
              </table:table-cell>
              <table:table-cell>
                <text:p text:style-name="P1">支</text:p>
              </table:table-cell>
              <table:table-cell>
                <text:p text:style-name="P1">攴</text:p>
              </table:table-cell>
              <table:table-cell>
                <text:p text:style-name="P1">文</text:p>
              </table:table-cell>
              <table:table-cell>
                <text:p text:style-name="P1">斗</text:p>
              </table:table-cell>
              <table:table-cell>
                <text:p text:style-name="P1">斤</text:p>
              </table:table-cell>
              <table:table-cell>
                <text:p text:style-name="P1">方</text:p>
              </table:table-cell>
              <table:table-cell>
                <text:p text:style-name="P1">无</text:p>
              </table:table-cell>
              <table:table-cell>
                <text:p text:style-name="P1">日</text:p>
              </table:table-cell>
            </table:table-row>
            <table:table-row table:style-name="ro2" table:default-cell-style-name="ce1">
              <table:table-cell>
                <text:p text:style-name="P1">gǒng</text:p>
              </table:table-cell>
              <table:table-cell>
                <text:p text:style-name="P1">yì</text:p>
              </table:table-cell>
              <table:table-cell>
                <text:p text:style-name="P1">gōng</text:p>
              </table:table-cell>
              <table:table-cell>
                <text:p text:style-name="P1">jì</text:p>
              </table:table-cell>
              <table:table-cell>
                <text:p text:style-name="P1">shān</text:p>
              </table:table-cell>
              <table:table-cell>
                <text:p text:style-name="P1">chì</text:p>
              </table:table-cell>
              <table:table-cell table:style-name="ce2"/>
              <table:table-cell>
                <text:p text:style-name="P1">xīn</text:p>
              </table:table-cell>
              <table:table-cell>
                <text:p text:style-name="P1">gē</text:p>
              </table:table-cell>
              <table:table-cell>
                <text:p text:style-name="P1">hù</text:p>
              </table:table-cell>
              <table:table-cell>
                <text:p text:style-name="P1">shǒu</text:p>
              </table:table-cell>
              <table:table-cell>
                <text:p text:style-name="P1">zhī</text:p>
              </table:table-cell>
              <table:table-cell>
                <text:p text:style-name="P1">pū</text:p>
              </table:table-cell>
              <table:table-cell>
                <text:p text:style-name="P1">wén</text:p>
              </table:table-cell>
              <table:table-cell>
                <text:p text:style-name="P1">dǒu</text:p>
              </table:table-cell>
              <table:table-cell>
                <text:p text:style-name="P1">jīn</text:p>
              </table:table-cell>
              <table:table-cell>
                <text:p text:style-name="P1">fāng</text:p>
              </table:table-cell>
              <table:table-cell>
                <text:p text:style-name="P1">wú</text:p>
              </table:table-cell>
              <table:table-cell>
                <text:p text:style-name="P1">rì</text:p>
              </table:table-cell>
            </table:table-row>
            <table:table-row table:style-name="ro3" table:default-cell-style-name="ce1">
              <table:table-cell>
                <text:p text:style-name="P1">arch</text:p>
              </table:table-cell>
              <table:table-cell>
                <text:p text:style-name="P1">shoot</text:p>
              </table:table-cell>
              <table:table-cell>
                <text:p text:style-name="P1">bow</text:p>
              </table:table-cell>
              <table:table-cell>
                <text:p text:style-name="P1">snout</text:p>
              </table:table-cell>
              <table:table-cell>
                <text:p text:style-name="P1">bristle</text:p>
              </table:table-cell>
              <table:table-cell>
                <text:p text:style-name="P1">step</text:p>
              </table:table-cell>
              <table:table-cell table:style-name="ce2"/>
              <table:table-cell>
                <text:p text:style-name="P1">heart</text:p>
              </table:table-cell>
              <table:table-cell>
                <text:p text:style-name="P1">halberd</text:p>
              </table:table-cell>
              <table:table-cell>
                <text:p text:style-name="P1">door</text:p>
              </table:table-cell>
              <table:table-cell>
                <text:p text:style-name="P1">hand</text:p>
              </table:table-cell>
              <table:table-cell>
                <text:p text:style-name="P1">branch</text:p>
              </table:table-cell>
              <table:table-cell>
                <text:p text:style-name="P1">rap, tap</text:p>
              </table:table-cell>
              <table:table-cell>
                <text:p text:style-name="P1">script</text:p>
              </table:table-cell>
              <table:table-cell>
                <text:p text:style-name="P1">dipper</text:p>
              </table:table-cell>
              <table:table-cell>
                <text:p text:style-name="P1">axe</text:p>
              </table:table-cell>
              <table:table-cell>
                <text:p text:style-name="P1">square</text:p>
              </table:table-cell>
              <table:table-cell>
                <text:p text:style-name="P1">not</text:p>
              </table:table-cell>
              <table:table-cell>
                <text:p text:style-name="P1">sun</text:p>
              </table:table-cell>
            </table:table-row>
            <table:table-row table:style-name="ro1" table:default-cell-style-name="ce1">
              <table:table-cell>
                <text:p text:style-name="P1">曰</text:p>
              </table:table-cell>
              <table:table-cell>
                <text:p text:style-name="P1">月</text:p>
              </table:table-cell>
              <table:table-cell>
                <text:p text:style-name="P1">木</text:p>
              </table:table-cell>
              <table:table-cell>
                <text:p text:style-name="P1">欠</text:p>
              </table:table-cell>
              <table:table-cell>
                <text:p text:style-name="P1">止</text:p>
              </table:table-cell>
              <table:table-cell>
                <text:p text:style-name="P1">歹</text:p>
              </table:table-cell>
              <table:table-cell>
                <text:p text:style-name="P1">殳</text:p>
              </table:table-cell>
              <table:table-cell>
                <text:p text:style-name="P1">毋</text:p>
              </table:table-cell>
              <table:table-cell>
                <text:p text:style-name="P1">比</text:p>
              </table:table-cell>
              <table:table-cell>
                <text:p text:style-name="P1">毛</text:p>
              </table:table-cell>
              <table:table-cell>
                <text:p text:style-name="P1">氏</text:p>
              </table:table-cell>
              <table:table-cell>
                <text:p text:style-name="P1">气</text:p>
              </table:table-cell>
              <table:table-cell>
                <text:p text:style-name="P1">水</text:p>
              </table:table-cell>
              <table:table-cell>
                <text:p text:style-name="P1">火</text:p>
              </table:table-cell>
              <table:table-cell>
                <text:p text:style-name="P1">爪</text:p>
              </table:table-cell>
              <table:table-cell>
                <text:p text:style-name="P1">父</text:p>
              </table:table-cell>
              <table:table-cell>
                <text:p text:style-name="P1">爻</text:p>
              </table:table-cell>
              <table:table-cell>
                <text:p text:style-name="P1">爿</text:p>
              </table:table-cell>
              <table:table-cell>
                <text:p text:style-name="P1">片</text:p>
              </table:table-cell>
            </table:table-row>
            <table:table-row table:style-name="ro2" table:default-cell-style-name="ce1">
              <table:table-cell>
                <text:p text:style-name="P1">yuē</text:p>
              </table:table-cell>
              <table:table-cell>
                <text:p text:style-name="P1">yuè</text:p>
              </table:table-cell>
              <table:table-cell>
                <text:p text:style-name="P1">mù</text:p>
              </table:table-cell>
              <table:table-cell>
                <text:p text:style-name="P1">qiàn</text:p>
              </table:table-cell>
              <table:table-cell>
                <text:p text:style-name="P1">zhǐ</text:p>
              </table:table-cell>
              <table:table-cell>
                <text:p text:style-name="P1">dǎi</text:p>
              </table:table-cell>
              <table:table-cell>
                <text:p text:style-name="P1">shū</text:p>
              </table:table-cell>
              <table:table-cell>
                <text:p text:style-name="P1">wú</text:p>
              </table:table-cell>
              <table:table-cell>
                <text:p text:style-name="P1">bǐ</text:p>
              </table:table-cell>
              <table:table-cell>
                <text:p text:style-name="P1">máo</text:p>
              </table:table-cell>
              <table:table-cell>
                <text:p text:style-name="P1">shì</text:p>
              </table:table-cell>
              <table:table-cell>
                <text:p text:style-name="P1">qì</text:p>
              </table:table-cell>
              <table:table-cell>
                <text:p text:style-name="P1">shuǐ</text:p>
              </table:table-cell>
              <table:table-cell>
                <text:p text:style-name="P1">huǒ</text:p>
              </table:table-cell>
              <table:table-cell>
                <text:p text:style-name="P1">zhǎo</text:p>
              </table:table-cell>
              <table:table-cell>
                <text:p text:style-name="P1">fù</text:p>
              </table:table-cell>
              <table:table-cell>
                <text:p text:style-name="P1">yáo</text:p>
              </table:table-cell>
              <table:table-cell>
                <text:p text:style-name="P1">qiáng</text:p>
              </table:table-cell>
              <table:table-cell>
                <text:p text:style-name="P1">piàn</text:p>
              </table:table-cell>
            </table:table-row>
            <table:table-row table:style-name="ro3" table:default-cell-style-name="ce1">
              <table:table-cell>
                <text:p text:style-name="P1">say</text:p>
              </table:table-cell>
              <table:table-cell>
                <text:p text:style-name="P1">moon</text:p>
              </table:table-cell>
              <table:table-cell>
                <text:p text:style-name="P1">tree</text:p>
              </table:table-cell>
              <table:table-cell>
                <text:p text:style-name="P1">lack</text:p>
              </table:table-cell>
              <table:table-cell>
                <text:p text:style-name="P1">stop</text:p>
              </table:table-cell>
              <table:table-cell>
                <text:p text:style-name="P1">death</text:p>
              </table:table-cell>
              <table:table-cell>
                <text:p text:style-name="P1">weapon</text:p>
              </table:table-cell>
              <table:table-cell>
                <text:p text:style-name="P1">do not</text:p>
              </table:table-cell>
              <table:table-cell>
                <text:p text:style-name="P1">compare</text:p>
              </table:table-cell>
              <table:table-cell>
                <text:p text:style-name="P1">fur</text:p>
              </table:table-cell>
              <table:table-cell>
                <text:p text:style-name="P1">clan</text:p>
              </table:table-cell>
              <table:table-cell>
                <text:p text:style-name="P1">steam</text:p>
              </table:table-cell>
              <table:table-cell>
                <text:p text:style-name="P1">water</text:p>
              </table:table-cell>
              <table:table-cell>
                <text:p text:style-name="P1">fire</text:p>
              </table:table-cell>
              <table:table-cell>
                <text:p text:style-name="P1">claw</text:p>
              </table:table-cell>
              <table:table-cell>
                <text:p text:style-name="P1">father</text:p>
              </table:table-cell>
              <table:table-cell>
                <text:p text:style-name="P1">Trigrams</text:p>
              </table:table-cell>
              <table:table-cell>
                <text:p text:style-name="P1">split wood</text:p>
              </table:table-cell>
              <table:table-cell>
                <text:p text:style-name="P1">slice</text:p>
              </table:table-cell>
            </table:table-row>
            <table:table-row table:style-name="ro1" table:default-cell-style-name="ce1">
              <table:table-cell>
                <text:p text:style-name="P1">牙</text:p>
              </table:table-cell>
              <table:table-cell>
                <text:p text:style-name="P1">牛</text:p>
              </table:table-cell>
              <table:table-cell>
                <text:p text:style-name="P1">犬</text:p>
              </table:table-cell>
              <table:table-cell>
                <text:p text:style-name="P1">5</text:p>
              </table:table-cell>
              <table:table-cell>
                <text:p text:style-name="P1">玄</text:p>
              </table:table-cell>
              <table:table-cell>
                <text:p text:style-name="P1">玉</text:p>
              </table:table-cell>
              <table:table-cell>
                <text:p text:style-name="P1">瓜</text:p>
              </table:table-cell>
              <table:table-cell>
                <text:p text:style-name="P1">瓦</text:p>
              </table:table-cell>
              <table:table-cell>
                <text:p text:style-name="P1">甘</text:p>
              </table:table-cell>
              <table:table-cell>
                <text:p text:style-name="P1">生</text:p>
              </table:table-cell>
              <table:table-cell>
                <text:p text:style-name="P1">用</text:p>
              </table:table-cell>
              <table:table-cell>
                <text:p text:style-name="P1">田</text:p>
              </table:table-cell>
              <table:table-cell>
                <text:p text:style-name="P1">疋</text:p>
              </table:table-cell>
              <table:table-cell>
                <text:p text:style-name="P1">疒</text:p>
              </table:table-cell>
              <table:table-cell>
                <text:p text:style-name="P1">癶</text:p>
              </table:table-cell>
              <table:table-cell>
                <text:p text:style-name="P1">白</text:p>
              </table:table-cell>
              <table:table-cell>
                <text:p text:style-name="P1">皮</text:p>
              </table:table-cell>
              <table:table-cell>
                <text:p text:style-name="P1">皿</text:p>
              </table:table-cell>
              <table:table-cell>
                <text:p text:style-name="P1">目</text:p>
              </table:table-cell>
            </table:table-row>
            <table:table-row table:style-name="ro3" table:default-cell-style-name="ce1">
              <table:table-cell>
                <text:p text:style-name="P1">yá</text:p>
              </table:table-cell>
              <table:table-cell>
                <text:p text:style-name="P1">niú</text:p>
              </table:table-cell>
              <table:table-cell>
                <text:p text:style-name="P1">quǎn</text:p>
              </table:table-cell>
              <table:table-cell table:style-name="ce2"/>
              <table:table-cell>
                <text:p text:style-name="P1">xuán</text:p>
              </table:table-cell>
              <table:table-cell>
                <text:p text:style-name="P1">yù</text:p>
              </table:table-cell>
              <table:table-cell>
                <text:p text:style-name="P1">guā</text:p>
              </table:table-cell>
              <table:table-cell>
                <text:p text:style-name="P1">wǎ</text:p>
              </table:table-cell>
              <table:table-cell>
                <text:p text:style-name="P1">gān</text:p>
              </table:table-cell>
              <table:table-cell>
                <text:p text:style-name="P1">shēng</text:p>
              </table:table-cell>
              <table:table-cell>
                <text:p text:style-name="P1">yòng (shuǎi)</text:p>
              </table:table-cell>
              <table:table-cell>
                <text:p text:style-name="P1">tián</text:p>
              </table:table-cell>
              <table:table-cell>
                <text:p text:style-name="P1">pǐ</text:p>
              </table:table-cell>
              <table:table-cell>
                <text:p text:style-name="P1">nè</text:p>
              </table:table-cell>
              <table:table-cell>
                <text:p text:style-name="P1">bō</text:p>
              </table:table-cell>
              <table:table-cell>
                <text:p text:style-name="P1">bái</text:p>
              </table:table-cell>
              <table:table-cell>
                <text:p text:style-name="P1">pí</text:p>
              </table:table-cell>
              <table:table-cell>
                <text:p text:style-name="P1">mǐn</text:p>
              </table:table-cell>
              <table:table-cell>
                <text:p text:style-name="P1">mù</text:p>
              </table:table-cell>
            </table:table-row>
            <table:table-row table:style-name="ro3" table:default-cell-style-name="ce1">
              <table:table-cell>
                <text:p text:style-name="P1">fang</text:p>
              </table:table-cell>
              <table:table-cell>
                <text:p text:style-name="P1">cow</text:p>
              </table:table-cell>
              <table:table-cell>
                <text:p text:style-name="P1">dog</text:p>
              </table:table-cell>
              <table:table-cell table:style-name="ce2"/>
              <table:table-cell>
                <text:p text:style-name="P1">profound</text:p>
              </table:table-cell>
              <table:table-cell>
                <text:p text:style-name="P1">jade</text:p>
              </table:table-cell>
              <table:table-cell>
                <text:p text:style-name="P1">melon</text:p>
              </table:table-cell>
              <table:table-cell>
                <text:p text:style-name="P1">tile</text:p>
              </table:table-cell>
              <table:table-cell>
                <text:p text:style-name="P1">sweet</text:p>
              </table:table-cell>
              <table:table-cell>
                <text:p text:style-name="P1">life</text:p>
              </table:table-cell>
              <table:table-cell>
                <text:p text:style-name="P1">use</text:p>
              </table:table-cell>
              <table:table-cell>
                <text:p text:style-name="P1">field</text:p>
              </table:table-cell>
              <table:table-cell>
                <text:p text:style-name="P1">bolt of cloth</text:p>
              </table:table-cell>
              <table:table-cell>
                <text:p text:style-name="P1">sickness</text:p>
              </table:table-cell>
              <table:table-cell>
                <text:p text:style-name="P1">footsteps</text:p>
              </table:table-cell>
              <table:table-cell>
                <text:p text:style-name="P1">white</text:p>
              </table:table-cell>
              <table:table-cell>
                <text:p text:style-name="P1">skin</text:p>
              </table:table-cell>
              <table:table-cell>
                <text:p text:style-name="P1">dish</text:p>
              </table:table-cell>
              <table:table-cell>
                <text:p text:style-name="P1">eye</text:p>
              </table:table-cell>
            </table:table-row>
            <table:table-row table:style-name="ro1" table:default-cell-style-name="ce1">
              <table:table-cell>
                <text:p text:style-name="P1">矛</text:p>
              </table:table-cell>
              <table:table-cell>
                <text:p text:style-name="P1">矢</text:p>
              </table:table-cell>
              <table:table-cell>
                <text:p text:style-name="P1">石</text:p>
              </table:table-cell>
              <table:table-cell>
                <text:p text:style-name="P1">示</text:p>
              </table:table-cell>
              <table:table-cell>
                <text:p text:style-name="P1">禸</text:p>
              </table:table-cell>
              <table:table-cell>
                <text:p text:style-name="P1">禾</text:p>
              </table:table-cell>
              <table:table-cell>
                <text:p text:style-name="P1">穴</text:p>
              </table:table-cell>
              <table:table-cell>
                <text:p text:style-name="P1">立</text:p>
              </table:table-cell>
              <table:table-cell>
                <text:p text:style-name="P1">6</text:p>
              </table:table-cell>
              <table:table-cell>
                <text:p text:style-name="P1">竹</text:p>
              </table:table-cell>
              <table:table-cell>
                <text:p text:style-name="P1">米</text:p>
              </table:table-cell>
              <table:table-cell>
                <text:p text:style-name="P1">糸</text:p>
              </table:table-cell>
              <table:table-cell>
                <text:p text:style-name="P1">缶</text:p>
              </table:table-cell>
              <table:table-cell>
                <text:p text:style-name="P1">网</text:p>
              </table:table-cell>
              <table:table-cell>
                <text:p text:style-name="P1">羊</text:p>
              </table:table-cell>
              <table:table-cell>
                <text:p text:style-name="P1">羽</text:p>
              </table:table-cell>
              <table:table-cell>
                <text:p text:style-name="P1">老</text:p>
              </table:table-cell>
              <table:table-cell>
                <text:p text:style-name="P1">而</text:p>
              </table:table-cell>
              <table:table-cell>
                <text:p text:style-name="P1">耒</text:p>
              </table:table-cell>
            </table:table-row>
            <table:table-row table:style-name="ro2" table:default-cell-style-name="ce1">
              <table:table-cell>
                <text:p text:style-name="P1">máo</text:p>
              </table:table-cell>
              <table:table-cell>
                <text:p text:style-name="P1">shǐ</text:p>
              </table:table-cell>
              <table:table-cell>
                <text:p text:style-name="P1">shí</text:p>
              </table:table-cell>
              <table:table-cell>
                <text:p text:style-name="P1">shì</text:p>
              </table:table-cell>
              <table:table-cell>
                <text:p text:style-name="P1">róu</text:p>
              </table:table-cell>
              <table:table-cell>
                <text:p text:style-name="P1">hé</text:p>
              </table:table-cell>
              <table:table-cell>
                <text:p text:style-name="P1">xué</text:p>
              </table:table-cell>
              <table:table-cell>
                <text:p text:style-name="P1">lì</text:p>
              </table:table-cell>
              <table:table-cell table:style-name="ce2"/>
              <table:table-cell>
                <text:p text:style-name="P1">zhú</text:p>
              </table:table-cell>
              <table:table-cell>
                <text:p text:style-name="P1">mǐ</text:p>
              </table:table-cell>
              <table:table-cell>
                <text:p text:style-name="P1">mì</text:p>
              </table:table-cell>
              <table:table-cell>
                <text:p text:style-name="P1">fǒu</text:p>
              </table:table-cell>
              <table:table-cell>
                <text:p text:style-name="P1">wǎng</text:p>
              </table:table-cell>
              <table:table-cell>
                <text:p text:style-name="P1">yáng</text:p>
              </table:table-cell>
              <table:table-cell>
                <text:p text:style-name="P1">yǔ</text:p>
              </table:table-cell>
              <table:table-cell>
                <text:p text:style-name="P1">lǎo</text:p>
              </table:table-cell>
              <table:table-cell>
                <text:p text:style-name="P1">ér</text:p>
              </table:table-cell>
              <table:table-cell>
                <text:p text:style-name="P1">lěi</text:p>
              </table:table-cell>
            </table:table-row>
            <table:table-row table:style-name="ro3" table:default-cell-style-name="ce1">
              <table:table-cell>
                <text:p text:style-name="P1">spear</text:p>
              </table:table-cell>
              <table:table-cell>
                <text:p text:style-name="P1">arrow</text:p>
              </table:table-cell>
              <table:table-cell>
                <text:p text:style-name="P1">stone</text:p>
              </table:table-cell>
              <table:table-cell>
                <text:p text:style-name="P1">spirit</text:p>
              </table:table-cell>
              <table:table-cell>
                <text:p text:style-name="P1">track</text:p>
              </table:table-cell>
              <table:table-cell>
                <text:p text:style-name="P1">grain</text:p>
              </table:table-cell>
              <table:table-cell>
                <text:p text:style-name="P1">cave</text:p>
              </table:table-cell>
              <table:table-cell>
                <text:p text:style-name="P1">stand</text:p>
              </table:table-cell>
              <table:table-cell table:style-name="ce2"/>
              <table:table-cell>
                <text:p text:style-name="P1">bamboo</text:p>
              </table:table-cell>
              <table:table-cell>
                <text:p text:style-name="P1">rice</text:p>
              </table:table-cell>
              <table:table-cell>
                <text:p text:style-name="P1">silk</text:p>
              </table:table-cell>
              <table:table-cell>
                <text:p text:style-name="P1">jar</text:p>
              </table:table-cell>
              <table:table-cell>
                <text:p text:style-name="P1">net</text:p>
              </table:table-cell>
              <table:table-cell>
                <text:p text:style-name="P1">sheep</text:p>
              </table:table-cell>
              <table:table-cell>
                <text:p text:style-name="P1">feather</text:p>
              </table:table-cell>
              <table:table-cell>
                <text:p text:style-name="P1">old</text:p>
              </table:table-cell>
              <table:table-cell>
                <text:p text:style-name="P1">and</text:p>
              </table:table-cell>
              <table:table-cell>
                <text:p text:style-name="P1">plow</text:p>
              </table:table-cell>
            </table:table-row>
            <table:table-row table:style-name="ro1" table:default-cell-style-name="ce1">
              <table:table-cell>
                <text:p text:style-name="P1">耳</text:p>
              </table:table-cell>
              <table:table-cell>
                <text:p text:style-name="P1">聿</text:p>
              </table:table-cell>
              <table:table-cell>
                <text:p text:style-name="P1">肉</text:p>
              </table:table-cell>
              <table:table-cell>
                <text:p text:style-name="P1">臣</text:p>
              </table:table-cell>
              <table:table-cell>
                <text:p text:style-name="P1">自</text:p>
              </table:table-cell>
              <table:table-cell>
                <text:p text:style-name="P1">至</text:p>
              </table:table-cell>
              <table:table-cell>
                <text:p text:style-name="P1">臼</text:p>
              </table:table-cell>
              <table:table-cell>
                <text:p text:style-name="P1">舌</text:p>
              </table:table-cell>
              <table:table-cell>
                <text:p text:style-name="P1">舛</text:p>
              </table:table-cell>
              <table:table-cell>
                <text:p text:style-name="P1">舟</text:p>
              </table:table-cell>
              <table:table-cell>
                <text:p text:style-name="P1">艮</text:p>
              </table:table-cell>
              <table:table-cell>
                <text:p text:style-name="P1">色</text:p>
              </table:table-cell>
              <table:table-cell>
                <text:p text:style-name="P1">艸</text:p>
              </table:table-cell>
              <table:table-cell>
                <text:p text:style-name="P1">虍</text:p>
              </table:table-cell>
              <table:table-cell>
                <text:p text:style-name="P1">虫</text:p>
              </table:table-cell>
              <table:table-cell>
                <text:p text:style-name="P1">血</text:p>
              </table:table-cell>
              <table:table-cell>
                <text:p text:style-name="P1">行</text:p>
              </table:table-cell>
              <table:table-cell>
                <text:p text:style-name="P1">衣 (⻂)</text:p>
              </table:table-cell>
              <table:table-cell>
                <text:p text:style-name="P1">襾</text:p>
              </table:table-cell>
            </table:table-row>
            <table:table-row table:style-name="ro2" table:default-cell-style-name="ce1">
              <table:table-cell>
                <text:p text:style-name="P1">ěr</text:p>
              </table:table-cell>
              <table:table-cell>
                <text:p text:style-name="P1">yù</text:p>
              </table:table-cell>
              <table:table-cell>
                <text:p text:style-name="P1">ròu</text:p>
              </table:table-cell>
              <table:table-cell>
                <text:p text:style-name="P1">chén</text:p>
              </table:table-cell>
              <table:table-cell>
                <text:p text:style-name="P1">zì</text:p>
              </table:table-cell>
              <table:table-cell>
                <text:p text:style-name="P1">zhì</text:p>
              </table:table-cell>
              <table:table-cell>
                <text:p text:style-name="P1">jiù</text:p>
              </table:table-cell>
              <table:table-cell>
                <text:p text:style-name="P1">shé</text:p>
              </table:table-cell>
              <table:table-cell>
                <text:p text:style-name="P1">chuǎn</text:p>
              </table:table-cell>
              <table:table-cell>
                <text:p text:style-name="P1">zhōu</text:p>
              </table:table-cell>
              <table:table-cell>
                <text:p text:style-name="P1">gèn</text:p>
              </table:table-cell>
              <table:table-cell>
                <text:p text:style-name="P1">sè</text:p>
              </table:table-cell>
              <table:table-cell>
                <text:p text:style-name="P1">cǎo</text:p>
              </table:table-cell>
              <table:table-cell>
                <text:p text:style-name="P1">hū</text:p>
              </table:table-cell>
              <table:table-cell>
                <text:p text:style-name="P1">chóng</text:p>
              </table:table-cell>
              <table:table-cell>
                <text:p text:style-name="P1">xuè</text:p>
              </table:table-cell>
              <table:table-cell>
                <text:p text:style-name="P1">xíng</text:p>
              </table:table-cell>
              <table:table-cell>
                <text:p text:style-name="P1">yī</text:p>
              </table:table-cell>
              <table:table-cell>
                <text:p text:style-name="P1">yà</text:p>
              </table:table-cell>
            </table:table-row>
            <table:table-row table:style-name="ro4" table:default-cell-style-name="ce1">
              <table:table-cell>
                <text:p text:style-name="P1">ear</text:p>
              </table:table-cell>
              <table:table-cell>
                <text:p text:style-name="P1">brush</text:p>
              </table:table-cell>
              <table:table-cell>
                <text:p text:style-name="P1">meat</text:p>
              </table:table-cell>
              <table:table-cell>
                <text:p text:style-name="P1">minister</text:p>
              </table:table-cell>
              <table:table-cell>
                <text:p text:style-name="P1">self</text:p>
              </table:table-cell>
              <table:table-cell>
                <text:p text:style-name="P1">arrive</text:p>
              </table:table-cell>
              <table:table-cell>
                <text:p text:style-name="P1">mortar</text:p>
              </table:table-cell>
              <table:table-cell>
                <text:p text:style-name="P1">tongue</text:p>
              </table:table-cell>
              <table:table-cell>
                <text:p text:style-name="P1">oppose</text:p>
              </table:table-cell>
              <table:table-cell>
                <text:p text:style-name="P1">boat</text:p>
              </table:table-cell>
              <table:table-cell>
                <text:p text:style-name="P1">stopping</text:p>
              </table:table-cell>
              <table:table-cell>
                <text:p text:style-name="P1">color</text:p>
              </table:table-cell>
              <table:table-cell>
                <text:p text:style-name="P1">grass</text:p>
              </table:table-cell>
              <table:table-cell>
                <text:p text:style-name="P1">tiger</text:p>
              </table:table-cell>
              <table:table-cell>
                <text:p text:style-name="P1">insect</text:p>
              </table:table-cell>
              <table:table-cell>
                <text:p text:style-name="P1">blood</text:p>
              </table:table-cell>
              <table:table-cell>
                <text:p text:style-name="P1">walk enclosure</text:p>
              </table:table-cell>
              <table:table-cell>
                <text:p text:style-name="P1">clothes</text:p>
              </table:table-cell>
              <table:table-cell>
                <text:p text:style-name="P1">cover</text:p>
              </table:table-cell>
            </table:table-row>
            <table:table-row table:style-name="ro1" table:default-cell-style-name="ce1">
              <table:table-cell>
                <text:p text:style-name="P1">7</text:p>
              </table:table-cell>
              <table:table-cell>
                <text:p text:style-name="P1">見</text:p>
              </table:table-cell>
              <table:table-cell>
                <text:p text:style-name="P1">角</text:p>
              </table:table-cell>
              <table:table-cell>
                <text:p text:style-name="P1">言 (訁)</text:p>
              </table:table-cell>
              <table:table-cell>
                <text:p text:style-name="P1">谷</text:p>
              </table:table-cell>
              <table:table-cell>
                <text:p text:style-name="P1">豆</text:p>
              </table:table-cell>
              <table:table-cell>
                <text:p text:style-name="P1">豕</text:p>
              </table:table-cell>
              <table:table-cell>
                <text:p text:style-name="P1">豸</text:p>
              </table:table-cell>
              <table:table-cell>
                <text:p text:style-name="P1">貝</text:p>
              </table:table-cell>
              <table:table-cell>
                <text:p text:style-name="P1">赤</text:p>
              </table:table-cell>
              <table:table-cell>
                <text:p text:style-name="P1">走</text:p>
              </table:table-cell>
              <table:table-cell>
                <text:p text:style-name="P1">足</text:p>
              </table:table-cell>
              <table:table-cell>
                <text:p text:style-name="P1">身</text:p>
              </table:table-cell>
              <table:table-cell>
                <text:p text:style-name="P1">車</text:p>
              </table:table-cell>
              <table:table-cell>
                <text:p text:style-name="P1">辛</text:p>
              </table:table-cell>
              <table:table-cell>
                <text:p text:style-name="P1">辰</text:p>
              </table:table-cell>
              <table:table-cell>
                <text:p text:style-name="P1">辵</text:p>
              </table:table-cell>
              <table:table-cell>
                <text:p text:style-name="P1">邑</text:p>
              </table:table-cell>
              <table:table-cell>
                <text:p text:style-name="P1">酉</text:p>
              </table:table-cell>
            </table:table-row>
            <table:table-row table:style-name="ro2" table:default-cell-style-name="ce1">
              <table:table-cell table:style-name="ce2"/>
              <table:table-cell>
                <text:p text:style-name="P1">jiàn</text:p>
              </table:table-cell>
              <table:table-cell>
                <text:p text:style-name="P1">jiǎo</text:p>
              </table:table-cell>
              <table:table-cell>
                <text:p text:style-name="P1">yán</text:p>
              </table:table-cell>
              <table:table-cell>
                <text:p text:style-name="P1">gǔ</text:p>
              </table:table-cell>
              <table:table-cell>
                <text:p text:style-name="P1">dòu</text:p>
              </table:table-cell>
              <table:table-cell>
                <text:p text:style-name="P1">shǐ</text:p>
              </table:table-cell>
              <table:table-cell>
                <text:p text:style-name="P1">zhì</text:p>
              </table:table-cell>
              <table:table-cell>
                <text:p text:style-name="P1">bèi</text:p>
              </table:table-cell>
              <table:table-cell>
                <text:p text:style-name="P1">chì</text:p>
              </table:table-cell>
              <table:table-cell>
                <text:p text:style-name="P1">zǒu</text:p>
              </table:table-cell>
              <table:table-cell>
                <text:p text:style-name="P1">zú</text:p>
              </table:table-cell>
              <table:table-cell>
                <text:p text:style-name="P1">shēn</text:p>
              </table:table-cell>
              <table:table-cell>
                <text:p text:style-name="P1">chē</text:p>
              </table:table-cell>
              <table:table-cell>
                <text:p text:style-name="P1">xīn</text:p>
              </table:table-cell>
              <table:table-cell>
                <text:p text:style-name="P1">chén</text:p>
              </table:table-cell>
              <table:table-cell>
                <text:p text:style-name="P1">chuò</text:p>
              </table:table-cell>
              <table:table-cell>
                <text:p text:style-name="P1">yì</text:p>
              </table:table-cell>
              <table:table-cell>
                <text:p text:style-name="P1">yǒu</text:p>
              </table:table-cell>
            </table:table-row>
            <table:table-row table:style-name="ro3" table:default-cell-style-name="ce1">
              <table:table-cell table:style-name="ce2"/>
              <table:table-cell>
                <text:p text:style-name="P1">see</text:p>
              </table:table-cell>
              <table:table-cell>
                <text:p text:style-name="P1">horn</text:p>
              </table:table-cell>
              <table:table-cell>
                <text:p text:style-name="P1">speech</text:p>
              </table:table-cell>
              <table:table-cell>
                <text:p text:style-name="P1">valley</text:p>
              </table:table-cell>
              <table:table-cell>
                <text:p text:style-name="P1">bean</text:p>
              </table:table-cell>
              <table:table-cell>
                <text:p text:style-name="P1">pig</text:p>
              </table:table-cell>
              <table:table-cell>
                <text:p text:style-name="P1">badger</text:p>
              </table:table-cell>
              <table:table-cell>
                <text:p text:style-name="P1">shell</text:p>
              </table:table-cell>
              <table:table-cell>
                <text:p text:style-name="P1">red</text:p>
              </table:table-cell>
              <table:table-cell>
                <text:p text:style-name="P1">run</text:p>
              </table:table-cell>
              <table:table-cell>
                <text:p text:style-name="P1">foot</text:p>
              </table:table-cell>
              <table:table-cell>
                <text:p text:style-name="P1">body</text:p>
              </table:table-cell>
              <table:table-cell>
                <text:p text:style-name="P1">cart</text:p>
              </table:table-cell>
              <table:table-cell>
                <text:p text:style-name="P1">bitter</text:p>
              </table:table-cell>
              <table:table-cell>
                <text:p text:style-name="P1">morning</text:p>
              </table:table-cell>
              <table:table-cell>
                <text:p text:style-name="P1">walk</text:p>
              </table:table-cell>
              <table:table-cell>
                <text:p text:style-name="P1">city</text:p>
              </table:table-cell>
              <table:table-cell>
                <text:p text:style-name="P1">wine</text:p>
              </table:table-cell>
            </table:table-row>
            <table:table-row table:style-name="ro1" table:default-cell-style-name="ce1">
              <table:table-cell>
                <text:p text:style-name="P1">釆</text:p>
              </table:table-cell>
              <table:table-cell>
                <text:p text:style-name="P1">里</text:p>
              </table:table-cell>
              <table:table-cell>
                <text:p text:style-name="P1">8</text:p>
              </table:table-cell>
              <table:table-cell>
                <text:p text:style-name="P1">金 (釒)</text:p>
              </table:table-cell>
              <table:table-cell>
                <text:p text:style-name="P1">長</text:p>
              </table:table-cell>
              <table:table-cell>
                <text:p text:style-name="P1">門</text:p>
              </table:table-cell>
              <table:table-cell>
                <text:p text:style-name="P1">阜</text:p>
              </table:table-cell>
              <table:table-cell>
                <text:p text:style-name="P1">隶</text:p>
              </table:table-cell>
              <table:table-cell>
                <text:p text:style-name="P1">隹</text:p>
              </table:table-cell>
              <table:table-cell>
                <text:p text:style-name="P1">雨</text:p>
              </table:table-cell>
              <table:table-cell>
                <text:p text:style-name="P1">青</text:p>
              </table:table-cell>
              <table:table-cell>
                <text:p text:style-name="P1">非</text:p>
              </table:table-cell>
              <table:table-cell>
                <text:p text:style-name="P1">9</text:p>
              </table:table-cell>
              <table:table-cell>
                <text:p text:style-name="P1">面</text:p>
              </table:table-cell>
              <table:table-cell>
                <text:p text:style-name="P1">革</text:p>
              </table:table-cell>
              <table:table-cell>
                <text:p text:style-name="P1">韋</text:p>
              </table:table-cell>
              <table:table-cell>
                <text:p text:style-name="P1">韭</text:p>
              </table:table-cell>
              <table:table-cell>
                <text:p text:style-name="P1">音</text:p>
              </table:table-cell>
              <table:table-cell>
                <text:p text:style-name="P1">頁</text:p>
              </table:table-cell>
            </table:table-row>
            <table:table-row table:style-name="ro2" table:default-cell-style-name="ce1">
              <table:table-cell>
                <text:p text:style-name="P1">biàn</text:p>
              </table:table-cell>
              <table:table-cell>
                <text:p text:style-name="P1">lǐ</text:p>
              </table:table-cell>
              <table:table-cell table:style-name="ce2"/>
              <table:table-cell>
                <text:p text:style-name="P1">jīn</text:p>
              </table:table-cell>
              <table:table-cell>
                <text:p text:style-name="P1">cháng</text:p>
              </table:table-cell>
              <table:table-cell>
                <text:p text:style-name="P1">mén</text:p>
              </table:table-cell>
              <table:table-cell>
                <text:p text:style-name="P1">fù</text:p>
              </table:table-cell>
              <table:table-cell>
                <text:p text:style-name="P1">lì</text:p>
              </table:table-cell>
              <table:table-cell>
                <text:p text:style-name="P1">zhuī</text:p>
              </table:table-cell>
              <table:table-cell>
                <text:p text:style-name="P1">yǔ</text:p>
              </table:table-cell>
              <table:table-cell>
                <text:p text:style-name="P1">qīng</text:p>
              </table:table-cell>
              <table:table-cell>
                <text:p text:style-name="P1">fēi</text:p>
              </table:table-cell>
              <table:table-cell table:style-name="ce2"/>
              <table:table-cell>
                <text:p text:style-name="P1">miàn</text:p>
              </table:table-cell>
              <table:table-cell>
                <text:p text:style-name="P1">gé</text:p>
              </table:table-cell>
              <table:table-cell>
                <text:p text:style-name="P1">wéi</text:p>
              </table:table-cell>
              <table:table-cell>
                <text:p text:style-name="P1">jiǔ</text:p>
              </table:table-cell>
              <table:table-cell>
                <text:p text:style-name="P1">yīn</text:p>
              </table:table-cell>
              <table:table-cell>
                <text:p text:style-name="P1">yè</text:p>
              </table:table-cell>
            </table:table-row>
            <table:table-row table:style-name="ro4" table:default-cell-style-name="ce1">
              <table:table-cell>
                <text:p text:style-name="P1">distinguish</text:p>
              </table:table-cell>
              <table:table-cell>
                <text:p text:style-name="P1">village</text:p>
              </table:table-cell>
              <table:table-cell table:style-name="ce2"/>
              <table:table-cell>
                <text:p text:style-name="P1">gold</text:p>
              </table:table-cell>
              <table:table-cell>
                <text:p text:style-name="P1">long</text:p>
              </table:table-cell>
              <table:table-cell>
                <text:p text:style-name="P1">gate</text:p>
              </table:table-cell>
              <table:table-cell>
                <text:p text:style-name="P1">mound</text:p>
              </table:table-cell>
              <table:table-cell>
                <text:p text:style-name="P1">slave</text:p>
              </table:table-cell>
              <table:table-cell>
                <text:p text:style-name="P1">short-tailed bird</text:p>
              </table:table-cell>
              <table:table-cell>
                <text:p text:style-name="P1">rain</text:p>
              </table:table-cell>
              <table:table-cell>
                <text:p text:style-name="P1">blue</text:p>
              </table:table-cell>
              <table:table-cell>
                <text:p text:style-name="P1">wrong</text:p>
              </table:table-cell>
              <table:table-cell table:style-name="ce2"/>
              <table:table-cell>
                <text:p text:style-name="P1">face</text:p>
              </table:table-cell>
              <table:table-cell>
                <text:p text:style-name="P1">leather</text:p>
              </table:table-cell>
              <table:table-cell>
                <text:p text:style-name="P1">tanned leather</text:p>
              </table:table-cell>
              <table:table-cell>
                <text:p text:style-name="P1">leek</text:p>
              </table:table-cell>
              <table:table-cell>
                <text:p text:style-name="P1">sound</text:p>
              </table:table-cell>
              <table:table-cell>
                <text:p text:style-name="P1">leaf</text:p>
              </table:table-cell>
            </table:table-row>
            <table:table-row table:style-name="ro1" table:default-cell-style-name="ce1">
              <table:table-cell>
                <text:p text:style-name="P1">風</text:p>
              </table:table-cell>
              <table:table-cell>
                <text:p text:style-name="P1">飛</text:p>
              </table:table-cell>
              <table:table-cell>
                <text:p text:style-name="P1">食 (飠)</text:p>
              </table:table-cell>
              <table:table-cell>
                <text:p text:style-name="P1">首</text:p>
              </table:table-cell>
              <table:table-cell>
                <text:p text:style-name="P1">香</text:p>
              </table:table-cell>
              <table:table-cell>
                <text:p text:style-name="P1">10/+</text:p>
              </table:table-cell>
              <table:table-cell>
                <text:p text:style-name="P1">馬</text:p>
              </table:table-cell>
              <table:table-cell>
                <text:p text:style-name="P1">骨</text:p>
              </table:table-cell>
              <table:table-cell>
                <text:p text:style-name="P1">高</text:p>
              </table:table-cell>
              <table:table-cell>
                <text:p text:style-name="P1">髟</text:p>
              </table:table-cell>
              <table:table-cell>
                <text:p text:style-name="P1">鬥</text:p>
              </table:table-cell>
              <table:table-cell>
                <text:p text:style-name="P1">鬯</text:p>
              </table:table-cell>
              <table:table-cell>
                <text:p text:style-name="P1">鬲</text:p>
              </table:table-cell>
              <table:table-cell>
                <text:p text:style-name="P1">鬼</text:p>
              </table:table-cell>
              <table:table-cell>
                <text:p text:style-name="P1">魚</text:p>
              </table:table-cell>
              <table:table-cell>
                <text:p text:style-name="P1">鳥</text:p>
              </table:table-cell>
              <table:table-cell>
                <text:p text:style-name="P1">鹵</text:p>
              </table:table-cell>
              <table:table-cell>
                <text:p text:style-name="P1">鹿</text:p>
              </table:table-cell>
              <table:table-cell>
                <text:p text:style-name="P1">麥</text:p>
              </table:table-cell>
            </table:table-row>
            <table:table-row table:style-name="ro2" table:default-cell-style-name="ce1">
              <table:table-cell>
                <text:p text:style-name="P1">fēng</text:p>
              </table:table-cell>
              <table:table-cell>
                <text:p text:style-name="P1">fēi</text:p>
              </table:table-cell>
              <table:table-cell>
                <text:p text:style-name="P1">shí</text:p>
              </table:table-cell>
              <table:table-cell>
                <text:p text:style-name="P1">shǒu</text:p>
              </table:table-cell>
              <table:table-cell>
                <text:p text:style-name="P1">xiāng</text:p>
              </table:table-cell>
              <table:table-cell table:style-name="ce2"/>
              <table:table-cell>
                <text:p text:style-name="P1">mǎ</text:p>
              </table:table-cell>
              <table:table-cell>
                <text:p text:style-name="P1">gǔ</text:p>
              </table:table-cell>
              <table:table-cell>
                <text:p text:style-name="P1">gāo</text:p>
              </table:table-cell>
              <table:table-cell>
                <text:p text:style-name="P1">biāo</text:p>
              </table:table-cell>
              <table:table-cell>
                <text:p text:style-name="P1">dòu</text:p>
              </table:table-cell>
              <table:table-cell>
                <text:p text:style-name="P1">chàng</text:p>
              </table:table-cell>
              <table:table-cell>
                <text:p text:style-name="P1">lì</text:p>
              </table:table-cell>
              <table:table-cell>
                <text:p text:style-name="P1">guǐ</text:p>
              </table:table-cell>
              <table:table-cell>
                <text:p text:style-name="P1">yú</text:p>
              </table:table-cell>
              <table:table-cell>
                <text:p text:style-name="P1">niǎo</text:p>
              </table:table-cell>
              <table:table-cell>
                <text:p text:style-name="P1">lǔ</text:p>
              </table:table-cell>
              <table:table-cell>
                <text:p text:style-name="P1">lù</text:p>
              </table:table-cell>
              <table:table-cell>
                <text:p text:style-name="P1">mài</text:p>
              </table:table-cell>
            </table:table-row>
            <table:table-row table:style-name="ro4" table:default-cell-style-name="ce1">
              <table:table-cell>
                <text:p text:style-name="P1">wind</text:p>
              </table:table-cell>
              <table:table-cell>
                <text:p text:style-name="P1">fly</text:p>
              </table:table-cell>
              <table:table-cell>
                <text:p text:style-name="P1">eat</text:p>
              </table:table-cell>
              <table:table-cell>
                <text:p text:style-name="P1">head</text:p>
              </table:table-cell>
              <table:table-cell>
                <text:p text:style-name="P1">fragrant</text:p>
              </table:table-cell>
              <table:table-cell table:style-name="ce2"/>
              <table:table-cell>
                <text:p text:style-name="P1">horse</text:p>
              </table:table-cell>
              <table:table-cell>
                <text:p text:style-name="P1">bone</text:p>
              </table:table-cell>
              <table:table-cell>
                <text:p text:style-name="P1">tall</text:p>
              </table:table-cell>
              <table:table-cell>
                <text:p text:style-name="P1">hair</text:p>
              </table:table-cell>
              <table:table-cell>
                <text:p text:style-name="P1">fight</text:p>
              </table:table-cell>
              <table:table-cell>
                <text:p text:style-name="P1">sacrificial wine</text:p>
              </table:table-cell>
              <table:table-cell>
                <text:p text:style-name="P1">cauldron</text:p>
              </table:table-cell>
              <table:table-cell>
                <text:p text:style-name="P1">ghost</text:p>
              </table:table-cell>
              <table:table-cell>
                <text:p text:style-name="P1">fish</text:p>
              </table:table-cell>
              <table:table-cell>
                <text:p text:style-name="P1">bird</text:p>
              </table:table-cell>
              <table:table-cell>
                <text:p text:style-name="P1">salt</text:p>
              </table:table-cell>
              <table:table-cell>
                <text:p text:style-name="P1">deer</text:p>
              </table:table-cell>
              <table:table-cell>
                <text:p text:style-name="P1">wheat</text:p>
              </table:table-cell>
            </table:table-row>
            <table:table-row table:style-name="ro1" table:default-cell-style-name="ce1">
              <table:table-cell>
                <text:p text:style-name="P1">麻</text:p>
              </table:table-cell>
              <table:table-cell>
                <text:p text:style-name="P1">黃</text:p>
              </table:table-cell>
              <table:table-cell>
                <text:p text:style-name="P1">黍</text:p>
              </table:table-cell>
              <table:table-cell>
                <text:p text:style-name="P1">黑</text:p>
              </table:table-cell>
              <table:table-cell>
                <text:p text:style-name="P1">黹</text:p>
              </table:table-cell>
              <table:table-cell>
                <text:p text:style-name="P1">黽</text:p>
              </table:table-cell>
              <table:table-cell>
                <text:p text:style-name="P1">鼎</text:p>
              </table:table-cell>
              <table:table-cell>
                <text:p text:style-name="P1">鼓</text:p>
              </table:table-cell>
              <table:table-cell>
                <text:p text:style-name="P1">鼠</text:p>
              </table:table-cell>
              <table:table-cell>
                <text:p text:style-name="P1">鼻</text:p>
              </table:table-cell>
              <table:table-cell>
                <text:p text:style-name="P1">齊</text:p>
              </table:table-cell>
              <table:table-cell>
                <text:p text:style-name="P1">齒</text:p>
              </table:table-cell>
              <table:table-cell>
                <text:p text:style-name="P1">龍</text:p>
              </table:table-cell>
              <table:table-cell>
                <text:p text:style-name="P1">龜</text:p>
              </table:table-cell>
              <table:table-cell>
                <text:p text:style-name="P1">龠</text:p>
              </table:table-cell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2" table:default-cell-style-name="ce1">
              <table:table-cell>
                <text:p text:style-name="P1">má</text:p>
              </table:table-cell>
              <table:table-cell>
                <text:p text:style-name="P1">huáng</text:p>
              </table:table-cell>
              <table:table-cell>
                <text:p text:style-name="P1">shǔ</text:p>
              </table:table-cell>
              <table:table-cell>
                <text:p text:style-name="P1">hēi</text:p>
              </table:table-cell>
              <table:table-cell>
                <text:p text:style-name="P1">zhǐ</text:p>
              </table:table-cell>
              <table:table-cell>
                <text:p text:style-name="P1">mǐn</text:p>
              </table:table-cell>
              <table:table-cell>
                <text:p text:style-name="P1">dǐng</text:p>
              </table:table-cell>
              <table:table-cell>
                <text:p text:style-name="P1">gǔ</text:p>
              </table:table-cell>
              <table:table-cell>
                <text:p text:style-name="P1">shǔ</text:p>
              </table:table-cell>
              <table:table-cell>
                <text:p text:style-name="P1">bí</text:p>
              </table:table-cell>
              <table:table-cell>
                <text:p text:style-name="P1">qí</text:p>
              </table:table-cell>
              <table:table-cell>
                <text:p text:style-name="P1">chǐ</text:p>
              </table:table-cell>
              <table:table-cell>
                <text:p text:style-name="P1">lóng</text:p>
              </table:table-cell>
              <table:table-cell>
                <text:p text:style-name="P1">guī</text:p>
              </table:table-cell>
              <table:table-cell>
                <text:p text:style-name="P1">yuè</text:p>
              </table:table-cell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3" table:default-cell-style-name="ce1">
              <table:table-cell>
                <text:p text:style-name="P1">hemp</text:p>
              </table:table-cell>
              <table:table-cell>
                <text:p text:style-name="P1">yellow</text:p>
              </table:table-cell>
              <table:table-cell>
                <text:p text:style-name="P1">millet</text:p>
              </table:table-cell>
              <table:table-cell>
                <text:p text:style-name="P1">black</text:p>
              </table:table-cell>
              <table:table-cell>
                <text:p text:style-name="P1">embroidery</text:p>
              </table:table-cell>
              <table:table-cell>
                <text:p text:style-name="P1">frog</text:p>
              </table:table-cell>
              <table:table-cell>
                <text:p text:style-name="P1">tripod</text:p>
              </table:table-cell>
              <table:table-cell>
                <text:p text:style-name="P1">drum</text:p>
              </table:table-cell>
              <table:table-cell>
                <text:p text:style-name="P1">rat</text:p>
              </table:table-cell>
              <table:table-cell>
                <text:p text:style-name="P1">nose</text:p>
              </table:table-cell>
              <table:table-cell>
                <text:p text:style-name="P1">even</text:p>
              </table:table-cell>
              <table:table-cell>
                <text:p text:style-name="P1">tooth</text:p>
              </table:table-cell>
              <table:table-cell>
                <text:p text:style-name="P1">dragon</text:p>
              </table:table-cell>
              <table:table-cell>
                <text:p text:style-name="P1">turtle</text:p>
              </table:table-cell>
              <table:table-cell>
                <text:p text:style-name="P1">flute</text:p>
              </table:table-cell>
              <table:table-cell table:style-name="ce2"/>
              <table:table-cell table:style-name="ce2"/>
              <table:table-cell table:style-name="ce2"/>
              <table: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3:47:25.736746210</meta:creation-date>
    <dc:date>2019-03-22T18:36:04.082761571</dc:date>
    <meta:editing-duration>PT30M47S</meta:editing-duration>
    <meta:editing-cycles>10</meta:editing-cycles>
    <meta:generator>LibreOffice/6.2.1.2$Linux_X86_64 LibreOffice_project/20$Build-2</meta:generator>
    <meta:document-statistic meta:object-count="1"/>
  </office:meta>
</office:document-meta>
</file>